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8.01mm" style:rel-column-width="2854*"/>
    </style:style>
    <style:style style:name="Table2.B" style:family="table-column">
      <style:table-column-properties style:column-width="20mm" style:rel-column-width="7129*"/>
    </style:style>
    <style:style style:name="Table2.G" style:family="table-column">
      <style:table-column-properties style:column-width="24.99mm" style:rel-column-width="8908*"/>
    </style:style>
    <style:style style:name="Table2.I" style:family="table-column">
      <style:table-column-properties style:column-width="14.99mm" style:rel-column-width="5343*"/>
    </style:style>
    <style:style style:name="Table2.J" style:family="table-column">
      <style:table-column-properties style:column-width="10.88mm" style:rel-column-width="3877*"/>
    </style:style>
    <style:style style:name="Table2.1" style:family="table-row">
      <style:table-row-properties style:row-height="10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2" style:family="table-row">
      <style:table-row-properties style:row-height="6mm"/>
    </style:style>
    <style:style style:name="Table2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3" style:family="table-row">
      <style:table-row-properties style:row-height="19mm"/>
    </style:style>
    <style:style style:name="Table2.4" style:family="table-row">
      <style:table-row-properties style:row-height="8.11mm"/>
    </style:style>
    <style:style style:name="Table2.A4" style:family="table-cell">
      <style:table-cell-properties style:vertical-align="middle" fo:padding="0mm" fo:border-left="none" fo:border-right="none" fo:border-top="none" fo:border-bottom="0.8pt solid #000000"/>
    </style:style>
    <style:style style:name="Table2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29" style:family="table-cell">
      <style:table-cell-properties style:vertical-align="middle" fo:padding="0mm" fo:border="none"/>
    </style:style>
    <style:style style:name="Table2.B29" style:family="table-cell">
      <style:table-cell-properties style:vertical-align="middle" fo:padding="0mm" fo:border-left="1.6pt solid #000000" fo:border-right="none" fo:border-top="none" fo:border-bottom="none"/>
    </style:style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officeooo:paragraph-rsid="002cb750"/>
    </style:style>
    <style:style style:name="P2" style:family="paragraph" style:parent-style-name="Standard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4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7" style:family="paragraph" style:parent-style-name="Table_20_Contents">
      <style:paragraph-properties fo:line-height="4.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8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normal" officeooo:paragraph-rsid="002cb750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14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8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 style:master-page-name="">
      <style:paragraph-properties style:page-number="auto" fo:break-after="page"/>
      <style:text-properties officeooo:paragraph-rsid="00313e2d"/>
    </style:style>
    <style:style style:name="P2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5">Подп. дата</text:p></table:table-cell><table:table-cell table:style-name="Table3.B1" office:value-type="string"><text:p text:style-name="P16"/></table:table-cell></table:table-row><table:table-row table:style-name="Table3.2"><table:table-cell table:style-name="Table3.A1" office:value-type="string"><text:p text:style-name="P15">Инв. № дубл.</text:p></table:table-cell><table:table-cell table:style-name="Table3.B1" office:value-type="string"><text:p text:style-name="P16"/></table:table-cell></table:table-row><table:table-row table:style-name="Table3.2"><table:table-cell table:style-name="Table3.A1" office:value-type="string"><text:p text:style-name="P15">Взам. инв. №</text:p></table:table-cell><table:table-cell table:style-name="Table3.B1" office:value-type="string"><text:p text:style-name="P16"/></table:table-cell></table:table-row><table:table-row table:style-name="Table3.4"><table:table-cell table:style-name="Table3.A1" office:value-type="string"><text:p text:style-name="P15">Подп. и дата</text:p></table:table-cell><table:table-cell table:style-name="Table3.B1" office:value-type="string"><text:p text:style-name="P16"/></table:table-cell></table:table-row><table:table-row table:style-name="Table3.2"><table:table-cell table:style-name="Table3.A5" office:value-type="string"><text:p text:style-name="P15">Инв. № подл.</text:p></table:table-cell><table:table-cell table:style-name="Table3.B5" office:value-type="string"><text:p text:style-name="P16"/></table:table-cell></table:table-row></table:table><text:p text:style-name="Frame_20_contents"/></draw:text-box></draw:frame><draw:frame draw:style-name="fr2" draw:name="Frame4" text:anchor-type="paragraph" svg:x="20mm" svg:y="252.01mm" svg:width="185mm" svg:height="40.01mm" draw:z-index="2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14"/></table:table-cell><table:table-cell table:style-name="Table4.B1" office:value-type="string"><text:p text:style-name="P14"/></table:table-cell><table:table-cell table:style-name="Table4.B1" office:value-type="string"><text:p text:style-name="P14"/></table:table-cell><table:table-cell table:style-name="Table4.B1" office:value-type="string"><text:p text:style-name="P14"/></table:table-cell><table:table-cell table:style-name="Table4.B1" office:value-type="string"><text:p text:style-name="P14"/></table:table-cell><table:table-cell table:style-name="Table4.F1" table:number-rows-spanned="3" table:number-columns-spanned="6" office:value-type="string"><text:p text:style-name="P13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7">Изм.</text:p></table:table-cell><table:table-cell table:style-name="Table4.F1" office:value-type="string"><text:p text:style-name="P17">Лист</text:p></table:table-cell><table:table-cell table:style-name="Table4.F1" office:value-type="string"><text:p text:style-name="P17">№ докум.</text:p></table:table-cell><table:table-cell table:style-name="Table4.F1" office:value-type="string"><text:p text:style-name="P17">Подп.</text:p></table:table-cell><table:table-cell table:style-name="Table4.F1" office:value-type="string"><text:p text:style-name="P17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8">Разраб.</text:p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F4" table:number-rows-spanned="5" office:value-type="string"><text:p text:style-name="P11"><draw:frame draw:style-name="fr3" draw:name="Frame5" text:anchor-type="paragraph" svg:x="95mm" svg:width="110mm" svg:height="4.99mm" draw:z-index="3"><draw:text-box><text:p text:style-name="P21">Копировал<text:tab/>Формат А4</text:p></draw:text-box></draw:frame></text:p></table:table-cell><table:table-cell table:style-name="Table4.F1" table:number-columns-spanned="3" office:value-type="string"><text:p text:style-name="P17">Лит.</text:p></table:table-cell><table:covered-table-cell/><table:covered-table-cell/><table:table-cell table:style-name="Table4.F1" office:value-type="string"><text:p text:style-name="P17">Лист</text:p></table:table-cell><table:table-cell table:style-name="Table4.F1" office:value-type="string"><text:p text:style-name="P17">Листов</text:p></table:table-cell></table:table-row><table:table-row table:style-name="Table4.1"><table:table-cell table:style-name="Table4.A4" table:number-columns-spanned="2" office:value-type="string"><text:p text:style-name="P18">Пров.</text:p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covered-table-cell/><table:table-cell table:style-name="Table4.F1" office:value-type="string"><text:p text:style-name="P19"/></table:table-cell><table:table-cell table:style-name="Table4.H5" office:value-type="string"><text:p text:style-name="P19"/></table:table-cell><table:table-cell table:style-name="Table4.H5" office:value-type="string"><text:p text:style-name="P19"/></table:table-cell><table:table-cell table:style-name="Table4.F1" office:value-type="string"><text:p text:style-name="P19"/></table:table-cell><table:table-cell table:style-name="Table4.F1" office:value-type="string"><text:p text:style-name="P19"/></table:table-cell></table:table-row><table:table-row table:style-name="Table4.1"><table:table-cell table:style-name="Table4.A4" table:number-columns-spanned="2" office:value-type="string"><text:p text:style-name="P14"/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covered-table-cell/><table:table-cell table:style-name="Table4.F4" table:number-rows-spanned="3" table:number-columns-spanned="5" office:value-type="string"><text:p text:style-name="P11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8">Н. контр.</text:p></table:table-cell><table:covered-table-cell/><table:table-cell table:style-name="Table4.C4" office:value-type="string"><text:p text:style-name="P14"/></table:table-cell><table:table-cell table:style-name="Table4.C4" office:value-type="string"><text:p text:style-name="P14"/></table:table-cell><table:table-cell table:style-name="Table4.C4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8">Утв.</text:p></table:table-cell><table:covered-table-cell/><table:table-cell table:style-name="Table4.C8" office:value-type="string"><text:p text:style-name="P14"/></table:table-cell><table:table-cell table:style-name="Table4.C8" office:value-type="string"><text:p text:style-name="P14"/></table:table-cell><table:table-cell table:style-name="Table4.C8" office:value-type="string"><text:p text:style-name="P14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Frame2" text:anchor-type="paragraph" svg:x="20mm" svg:y="4.99mm" svg:width="185mm" svg:height="247mm" draw:z-index="4"><draw:text-box><table:table table:name="Table2" table:style-name="Table2"><table:table-column table:style-name="Table2.A"/><table:table-column table:style-name="Table2.B" table:number-columns-repeated="5"/><table:table-column table:style-name="Table2.G" table:number-columns-repeated="2"/><table:table-column table:style-name="Table2.I"/><table:table-column table:style-name="Table2.J"/><table:table-row table:style-name="Table2.1"><table:table-cell table:style-name="Table2.A1" table:number-columns-spanned="10" office:value-type="string"><text:p text:style-name="P3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2"><table:table-cell table:style-name="Table2.A1" table:number-columns-spanned="5" office:value-type="string"><text:p text:style-name="P4">Номера листов (страниц)</text:p></table:table-cell><table:covered-table-cell/><table:covered-table-cell/><table:covered-table-cell/><table:covered-table-cell/><table:table-cell table:style-name="Table2.F2" table:number-rows-spanned="2" office:value-type="string"><text:p text:style-name="P5"><text:span text:style-name="T1">Всего листов </text:span><text:span text:style-name="T2">(страниц)</text:span><text:span text:style-name="T1"> в докум.</text:span></text:p></table:table-cell><table:table-cell table:style-name="Table2.F2" table:number-rows-spanned="2" office:value-type="string"><text:p text:style-name="P6">№</text:p><text:p text:style-name="P6">докумен-</text:p><text:p text:style-name="P6">та</text:p></table:table-cell><table:table-cell table:style-name="Table2.F2" table:number-rows-spanned="2" office:value-type="string"><text:p text:style-name="P7">Входящий</text:p><text:p text:style-name="P7">№ сопрово-</text:p><text:p text:style-name="P7">дительно-</text:p><text:p text:style-name="P7">го докум.</text:p><text:p text:style-name="P7">и дата</text:p></table:table-cell><table:table-cell table:style-name="Table2.F2" table:number-rows-spanned="2" office:value-type="string"><text:p text:style-name="P8">Подп.</text:p></table:table-cell><table:table-cell table:style-name="Table2.F2" table:number-rows-spanned="2" office:value-type="string"><text:p text:style-name="P9">Да-</text:p><text:p text:style-name="P9">та</text:p></table:table-cell></table:table-row><table:table-row table:style-name="Table2.3"><table:table-cell table:style-name="Table2.A1" office:value-type="string"><text:p text:style-name="P10">Изм.</text:p></table:table-cell><table:table-cell table:style-name="Table2.F2" office:value-type="string"><text:p text:style-name="P2">изменен-</text:p><text:p text:style-name="P2">ных</text:p></table:table-cell><table:table-cell table:style-name="Table2.F2" office:value-type="string"><text:p text:style-name="P2">заменен-</text:p><text:p text:style-name="P2">ных</text:p></table:table-cell><table:table-cell table:style-name="Table2.F2" office:value-type="string"><text:p text:style-name="P2">новых</text:p></table:table-cell><table:table-cell table:style-name="Table2.F2" office:value-type="string"><text:p text:style-name="P2">аннули-</text:p><text:p text:style-name="P2">рован-</text:p><text:p text:style-name="P2">ных</text:p></table:table-cell><table:covered-table-cell/><table:covered-table-cell/><table:covered-table-cell/><table:covered-table-cell/><table:covered-table-cell/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table:table-cell table:style-name="Table2.B4" office:value-type="string"><text:p text:style-name="P12"/></table:table-cell></table:table-row><table:table-row table:style-name="Table2.4"><table:table-cell table:style-name="Table2.A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table:table-cell table:style-name="Table2.B29" office:value-type="string"><text:p text:style-name="P12"/></table:table-cell></table:table-row></table:table><text:p text:style-name="P1"/></draw:text-box></draw:frame><draw:frame draw:style-name="fr5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5">Перв. примен.</text:p></table:table-cell><table:table-cell table:style-name="Table1.B1" office:value-type="string"><text:p text:style-name="P16"/></table:table-cell></table:table-row><table:table-row table:style-name="Table1.1"><table:table-cell table:style-name="Table1.A2" office:value-type="string"><text:p text:style-name="P15">Справ. №</text:p></table:table-cell><table:table-cell table:style-name="Table1.B2" office:value-type="string"><text:p text:style-name="P16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08:10:06</dc:date>
    <dc:creator>Константин </dc:creator>
    <meta:editing-duration>PT5H29M52S</meta:editing-duration>
    <meta:editing-cycles>24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43" meta:word-count="69" meta:character-count="352" meta:non-whitespace-character-count="326"/>
  </office:meta>
</office:document-meta>
</file>